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7" style:family="paragraph" style:parent-style-name="Table_20_Contents">
      <style:text-properties officeooo:rsid="001c277c" officeooo:paragraph-rsid="001c277c"/>
    </style:style>
    <style:style style:name="P8" style:family="paragraph" style:parent-style-name="Azione_20_attore" style:list-style-name="Numerazione_20_UC">
      <style:text-properties officeooo:rsid="0008c033" officeooo:paragraph-rsid="001336ca"/>
    </style:style>
    <style:style style:name="P9" style:family="paragraph" style:parent-style-name="Azione_20_attore" style:list-style-name="">
      <style:paragraph-properties fo:margin-left="0cm" fo:margin-right="0.028cm" fo:text-indent="0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0" style:family="paragraph" style:parent-style-name="Azione_20_sistema">
      <style:text-properties officeooo:rsid="001c277c" officeooo:paragraph-rsid="001c277c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1c277c" officeooo:paragraph-rsid="001c277c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1c277c"/>
    </style:style>
    <style:style style:name="T4" style:family="text">
      <style:text-properties officeooo:rsid="001cf9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Notifi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<text:span text:style-name="T4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4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11954" text:style-name="Numerazione_20_UC">
              <text:list-item text:start-value="1">
                <text:p text:style-name="P8">L'<text:span text:style-name="T4">utente </text:span>accede alla <text:span text:style-name="T3">sua pagina iniziale</text:span></text:p>
                <text:p text:style-name="P10">2.Il sistema mostra all'utente la propria HomePage</text:p>
                <text:p text:style-name="P11">3.L'<text:span text:style-name="T4">utente </text:span>consulta il riquadro delle notifiche degli eventi prossimi</text:p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<text:span text:style-name="T3">E</text:span>xit condition</text:p>
          </table:table-cell>
          <table:table-cell table:style-name="Tabella33.B2" office:value-type="string">
            <text:p text:style-name="P7">L'<text:span text:style-name="T4">utente </text:span>consulta correttamente gli eventi prossim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214473" text:style-name="L1">
              <text:list-header>
                <text:p text:style-name="P6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8</meta:editing-cycles>
    <meta:generator>LibreOffice/3.6$Windows_x86 LibreOffice_project/da8c1e6-fd468f4-454e206-f42a4a9-143cfd</meta:generator>
    <dc:date>2012-10-21T23:07:00.63</dc:date>
    <meta:document-statistic meta:table-count="1" meta:image-count="0" meta:object-count="0" meta:page-count="1" meta:paragraph-count="18" meta:word-count="82" meta:character-count="562" meta:non-whitespace-character-count="498"/>
  </office:meta>
</office:document-meta>
</file>